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73in"/>
    </style:style>
    <style:style style:name="co3" style:family="table-column">
      <style:table-column-properties fo:break-before="auto" style:column-width="1.40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5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6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7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8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9" style:family="table-cell" style:parent-style-name="DataPilot_20_Value">
      <style:table-cell-properties fo:border-bottom="none" fo:border-left="0.0138in solid #000000" fo:border-right="none" fo:border-top="none"/>
    </style:style>
    <style:style style:name="ce10" style:family="table-cell" style:parent-style-name="DataPilot_20_Value">
      <style:table-cell-properties fo:border-bottom="0.028in solid #000000" fo:border-left="0.0138in solid #000000" fo:border-right="none" fo:border-top="none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Value">
      <style:table-cell-properties fo:border-bottom="none" fo:border-left="none" fo:border-right="none" fo:border-top="0.0138in solid #000000"/>
    </style:style>
    <style:style style:name="ce14" style:family="table-cell" style:parent-style-name="DataPilot_20_Value">
      <style:table-cell-properties fo:border-bottom="0.028in solid #000000" fo:border-left="none" fo:border-right="none" fo:border-top="none"/>
    </style:style>
    <style:style style:name="ce15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6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17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18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19" style:family="table-cell" style:parent-style-name="DataPilot_20_Result">
      <style:table-cell-properties fo:border-bottom="0.028in solid #000000" fo:border-left="0.0138in solid #000000" fo:border-right="0.028in solid #000000" fo:border-top="none"/>
    </style:style>
  </office:automatic-styles>
  <office:body>
    <office:spreadsheet>
      <table:table table:name="Sheet3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2" table:number-columns-repeated="3" table:default-cell-style-name="DataPilot_20_Value"/>
        <table:table-column table:style-name="co3" table:default-cell-style-name="ce18"/>
        <table:table-row table:style-name="ro1">
          <table:table-cell table:style-name="ce1" office:value-type="string">
            <text:p>Sum - value</text:p>
          </table:table-cell>
          <table:table-cell table:style-name="ce6" office:value-type="string">
            <text:p>data_set_alias</text:p>
          </table:table-cell>
          <table:table-cell table:style-name="ce11" table:number-columns-repeated="3"/>
          <table:table-cell table:style-name="ce15"/>
        </table:table-row>
        <table:table-row table:style-name="ro1">
          <table:table-cell table:style-name="ce2" office:value-type="string">
            <text:p>ticker</text:p>
          </table:table-cell>
          <table:table-cell table:style-name="ce7" office:value-type="string">
            <text:p>EPS Q1 2009 (src: yahoo)</text:p>
          </table:table-cell>
          <table:table-cell table:style-name="ce12" office:value-type="string">
            <text:p>EPS Q2 2009 (src: yahoo)</text:p>
          </table:table-cell>
          <table:table-cell table:style-name="ce12" office:value-type="string">
            <text:p>EPS Q3 2009 (src: yahoo)</text:p>
          </table:table-cell>
          <table:table-cell table:style-name="ce12" office:value-type="string">
            <text:p>EPS Q4 2009 (src: yahoo)</text:p>
          </table:table-cell>
          <table:table-cell table:style-name="ce16" office:value-type="string">
            <text:p>Total Result</text:p>
          </table:table-cell>
        </table:table-row>
        <table:table-row table:style-name="ro1">
          <table:table-cell table:style-name="ce3" office:value-type="string">
            <text:p>AA</text:p>
          </table:table-cell>
          <table:table-cell table:style-name="ce8" office:value-type="float" office:value="-497000">
            <text:p>-497000</text:p>
          </table:table-cell>
          <table:table-cell table:style-name="ce13" office:value-type="float" office:value="-454000">
            <text:p>-454000</text:p>
          </table:table-cell>
          <table:table-cell table:style-name="ce13" office:value-type="float" office:value="129000">
            <text:p>129000</text:p>
          </table:table-cell>
          <table:table-cell table:style-name="ce13" office:value-type="float" office:value="-329000">
            <text:p>-329000</text:p>
          </table:table-cell>
          <table:table-cell table:style-name="ce17" office:value-type="float" office:value="-1151000">
            <text:p>-1151000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float" office:value="437000">
            <text:p>437000</text:p>
          </table:table-cell>
          <table:table-cell office:value-type="float" office:value="337000">
            <text:p>337000</text:p>
          </table:table-cell>
          <table:table-cell office:value-type="float" office:value="640000">
            <text:p>640000</text:p>
          </table:table-cell>
          <table:table-cell office:value-type="float" office:value="716000">
            <text:p>716000</text:p>
          </table:table-cell>
          <table:table-cell office:value-type="float" office:value="2130000">
            <text:p>2130000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float" office:value="610000">
            <text:p>610000</text:p>
          </table:table-cell>
          <table:table-cell office:value-type="float" office:value="998000">
            <text:p>998000</text:p>
          </table:table-cell>
          <table:table-cell office:value-type="float" office:value="-1564000">
            <text:p>-1564000</text:p>
          </table:table-cell>
          <table:table-cell office:value-type="float" office:value="1268000">
            <text:p>1268000</text:p>
          </table:table-cell>
          <table:table-cell office:value-type="float" office:value="1312000">
            <text:p>1312000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float" office:value="4247000">
            <text:p>4247000</text:p>
          </table:table-cell>
          <table:table-cell office:value-type="float" office:value="3224000">
            <text:p>3224000</text:p>
          </table:table-cell>
          <table:table-cell office:value-type="float" office:value="-1001000">
            <text:p>-1001000</text:p>
          </table:table-cell>
          <table:table-cell office:value-type="float" office:value="-194000">
            <text:p>-194000</text:p>
          </table:table-cell>
          <table:table-cell office:value-type="float" office:value="6276000">
            <text:p>6276000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float" office:value="-112000">
            <text:p>-112000</text:p>
          </table:table-cell>
          <table:table-cell office:value-type="float" office:value="341000">
            <text:p>341000</text:p>
          </table:table-cell>
          <table:table-cell office:value-type="float" office:value="434000">
            <text:p>434000</text:p>
          </table:table-cell>
          <table:table-cell office:value-type="float" office:value="232000">
            <text:p>232000</text:p>
          </table:table-cell>
          <table:table-cell office:value-type="float" office:value="895000">
            <text:p>895000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float" office:value="1348000">
            <text:p>1348000</text:p>
          </table:table-cell>
          <table:table-cell office:value-type="float" office:value="1081000">
            <text:p>1081000</text:p>
          </table:table-cell>
          <table:table-cell office:value-type="float" office:value="1787000">
            <text:p>1787000</text:p>
          </table:table-cell>
          <table:table-cell office:value-type="float" office:value="1853000">
            <text:p>1853000</text:p>
          </table:table-cell>
          <table:table-cell office:value-type="float" office:value="6069000">
            <text:p>6069000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float" office:value="1837000">
            <text:p>1837000</text:p>
          </table:table-cell>
          <table:table-cell office:value-type="float" office:value="1745000">
            <text:p>1745000</text:p>
          </table:table-cell>
          <table:table-cell office:value-type="float" office:value="3831000">
            <text:p>3831000</text:p>
          </table:table-cell>
          <table:table-cell office:value-type="float" office:value="3070000">
            <text:p>3070000</text:p>
          </table:table-cell>
          <table:table-cell office:value-type="float" office:value="10483000">
            <text:p>10483000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float" office:value="488000">
            <text:p>488000</text:p>
          </table:table-cell>
          <table:table-cell office:value-type="float" office:value="417000">
            <text:p>417000</text:p>
          </table:table-cell>
          <table:table-cell office:value-type="float" office:value="409000">
            <text:p>409000</text:p>
          </table:table-cell>
          <table:table-cell office:value-type="float" office:value="441000">
            <text:p>441000</text:p>
          </table:table-cell>
          <table:table-cell office:value-type="float" office:value="1755000">
            <text:p>1755000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613000">
            <text:p>613000</text:p>
          </table:table-cell>
          <table:table-cell office:value-type="float" office:value="954000">
            <text:p>954000</text:p>
          </table:table-cell>
          <table:table-cell office:value-type="float" office:value="895000">
            <text:p>895000</text:p>
          </table:table-cell>
          <table:table-cell office:value-type="float" office:value="844000">
            <text:p>844000</text:p>
          </table:table-cell>
          <table:table-cell office:value-type="float" office:value="3306000">
            <text:p>3306000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2896000">
            <text:p>2896000</text:p>
          </table:table-cell>
          <table:table-cell office:value-type="float" office:value="2586000">
            <text:p>2586000</text:p>
          </table:table-cell>
          <table:table-cell office:value-type="float" office:value="2530000">
            <text:p>2530000</text:p>
          </table:table-cell>
          <table:table-cell office:value-type="float" office:value="3013000">
            <text:p>3013000</text:p>
          </table:table-cell>
          <table:table-cell office:value-type="float" office:value="11025000">
            <text:p>11025000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float" office:value="514000">
            <text:p>514000</text:p>
          </table:table-cell>
          <table:table-cell office:value-type="float" office:value="1116000">
            <text:p>1116000</text:p>
          </table:table-cell>
          <table:table-cell office:value-type="float" office:value="689000">
            <text:p>689000</text:p>
          </table:table-cell>
          <table:table-cell office:value-type="float" office:value="342000">
            <text:p>342000</text:p>
          </table:table-cell>
          <table:table-cell office:value-type="float" office:value="2661000">
            <text:p>2661000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float" office:value="1714000">
            <text:p>1714000</text:p>
          </table:table-cell>
          <table:table-cell office:value-type="float" office:value="1642000">
            <text:p>1642000</text:p>
          </table:table-cell>
          <table:table-cell office:value-type="float" office:value="2448000">
            <text:p>2448000</text:p>
          </table:table-cell>
          <table:table-cell office:value-type="float" office:value="2250000">
            <text:p>2250000</text:p>
          </table:table-cell>
          <table:table-cell office:value-type="float" office:value="8054000">
            <text:p>8054000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float" office:value="2295000">
            <text:p>2295000</text:p>
          </table:table-cell>
          <table:table-cell office:value-type="float" office:value="3103000">
            <text:p>3103000</text:p>
          </table:table-cell>
          <table:table-cell office:value-type="float" office:value="3214000">
            <text:p>3214000</text:p>
          </table:table-cell>
          <table:table-cell office:value-type="float" office:value="4813000">
            <text:p>4813000</text:p>
          </table:table-cell>
          <table:table-cell office:value-type="float" office:value="13425000">
            <text:p>13425000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float" office:value="629000">
            <text:p>629000</text:p>
          </table:table-cell>
          <table:table-cell office:value-type="float" office:value="-398000">
            <text:p>-398000</text:p>
          </table:table-cell>
          <table:table-cell office:value-type="float" office:value="1856000">
            <text:p>1856000</text:p>
          </table:table-cell>
          <table:table-cell office:value-type="float" office:value="2282000">
            <text:p>2282000</text:p>
          </table:table-cell>
          <table:table-cell office:value-type="float" office:value="4369000">
            <text:p>4369000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3507000">
            <text:p>3507000</text:p>
          </table:table-cell>
          <table:table-cell office:value-type="float" office:value="3208000">
            <text:p>3208000</text:p>
          </table:table-cell>
          <table:table-cell office:value-type="float" office:value="3345000">
            <text:p>3345000</text:p>
          </table:table-cell>
          <table:table-cell office:value-type="float" office:value="2206000">
            <text:p>2206000</text:p>
          </table:table-cell>
          <table:table-cell office:value-type="float" office:value="12266000">
            <text:p>12266000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2141000">
            <text:p>2141000</text:p>
          </table:table-cell>
          <table:table-cell office:value-type="float" office:value="2721000">
            <text:p>2721000</text:p>
          </table:table-cell>
          <table:table-cell office:value-type="float" office:value="3588000">
            <text:p>3588000</text:p>
          </table:table-cell>
          <table:table-cell office:value-type="float" office:value="3278000">
            <text:p>3278000</text:p>
          </table:table-cell>
          <table:table-cell office:value-type="float" office:value="11728000">
            <text:p>11728000</text:p>
          </table:table-cell>
        </table:table-row>
        <table:table-row table:style-name="ro1">
          <table:table-cell office:value-type="string">
            <text:p>KFT</text:p>
          </table:table-cell>
          <table:table-cell office:value-type="float" office:value="662000">
            <text:p>662000</text:p>
          </table:table-cell>
          <table:table-cell office:value-type="float" office:value="829000">
            <text:p>829000</text:p>
          </table:table-cell>
          <table:table-cell office:value-type="float" office:value="820000">
            <text:p>820000</text:p>
          </table:table-cell>
          <table:table-cell office:value-type="float" office:value="710000">
            <text:p>710000</text:p>
          </table:table-cell>
          <table:table-cell office:value-type="float" office:value="3021000">
            <text:p>3021000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float" office:value="1359000">
            <text:p>1359000</text:p>
          </table:table-cell>
          <table:table-cell office:value-type="float" office:value="2049000">
            <text:p>2049000</text:p>
          </table:table-cell>
          <table:table-cell office:value-type="float" office:value="1873000">
            <text:p>1873000</text:p>
          </table:table-cell>
          <table:table-cell office:value-type="float" office:value="1543000">
            <text:p>1543000</text:p>
          </table:table-cell>
          <table:table-cell office:value-type="float" office:value="6824000">
            <text:p>6824000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float" office:value="979500">
            <text:p>979500</text:p>
          </table:table-cell>
          <table:table-cell office:value-type="float" office:value="1093700">
            <text:p>1093700</text:p>
          </table:table-cell>
          <table:table-cell office:value-type="float" office:value="1261000">
            <text:p>1261000</text:p>
          </table:table-cell>
          <table:table-cell office:value-type="float" office:value="1216800">
            <text:p>1216800</text:p>
          </table:table-cell>
          <table:table-cell office:value-type="float" office:value="4551000">
            <text:p>4551000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float" office:value="530000">
            <text:p>530000</text:p>
          </table:table-cell>
          <table:table-cell office:value-type="float" office:value="792000">
            <text:p>792000</text:p>
          </table:table-cell>
          <table:table-cell office:value-type="float" office:value="936000">
            <text:p>936000</text:p>
          </table:table-cell>
          <table:table-cell office:value-type="float" office:value="935000">
            <text:p>935000</text:p>
          </table:table-cell>
          <table:table-cell office:value-type="float" office:value="3193000">
            <text:p>3193000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float" office:value="1455800">
            <text:p>1455800</text:p>
          </table:table-cell>
          <table:table-cell office:value-type="float" office:value="1588300">
            <text:p>1588300</text:p>
          </table:table-cell>
          <table:table-cell office:value-type="float" office:value="3361500">
            <text:p>3361500</text:p>
          </table:table-cell>
          <table:table-cell office:value-type="float" office:value="1546700">
            <text:p>1546700</text:p>
          </table:table-cell>
          <table:table-cell office:value-type="float" office:value="7952300">
            <text:p>7952300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2977000">
            <text:p>2977000</text:p>
          </table:table-cell>
          <table:table-cell office:value-type="float" office:value="3045000">
            <text:p>3045000</text:p>
          </table:table-cell>
          <table:table-cell office:value-type="float" office:value="3574000">
            <text:p>3574000</text:p>
          </table:table-cell>
          <table:table-cell office:value-type="float" office:value="6662000">
            <text:p>6662000</text:p>
          </table:table-cell>
          <table:table-cell office:value-type="float" office:value="16258000">
            <text:p>16258000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float" office:value="5460000">
            <text:p>5460000</text:p>
          </table:table-cell>
          <table:table-cell office:value-type="float" office:value="2260000">
            <text:p>2260000</text:p>
          </table:table-cell>
          <table:table-cell office:value-type="float" office:value="2878000">
            <text:p>2878000</text:p>
          </table:table-cell>
          <table:table-cell office:value-type="float" office:value="767000">
            <text:p>767000</text:p>
          </table:table-cell>
          <table:table-cell office:value-type="float" office:value="11365000">
            <text:p>11365000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float" office:value="2613000">
            <text:p>2613000</text:p>
          </table:table-cell>
          <table:table-cell office:value-type="float" office:value="2471000">
            <text:p>2471000</text:p>
          </table:table-cell>
          <table:table-cell office:value-type="float" office:value="3307000">
            <text:p>3307000</text:p>
          </table:table-cell>
          <table:table-cell office:value-type="float" office:value="4659000">
            <text:p>4659000</text:p>
          </table:table-cell>
          <table:table-cell office:value-type="float" office:value="13050000">
            <text:p>1305000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201000">
            <text:p>3201000</text:p>
          </table:table-cell>
          <table:table-cell office:value-type="float" office:value="3123000">
            <text:p>3123000</text:p>
          </table:table-cell>
          <table:table-cell office:value-type="float" office:value="3192000">
            <text:p>3192000</text:p>
          </table:table-cell>
          <table:table-cell office:value-type="float" office:value="3019000">
            <text:p>3019000</text:p>
          </table:table-cell>
          <table:table-cell office:value-type="float" office:value="12535000">
            <text:p>12535000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float" office:value="662000">
            <text:p>662000</text:p>
          </table:table-cell>
          <table:table-cell office:value-type="float" office:value="740000">
            <text:p>740000</text:p>
          </table:table-cell>
          <table:table-cell office:value-type="float" office:value="935000">
            <text:p>935000</text:p>
          </table:table-cell>
          <table:table-cell office:value-type="float" office:value="1285000">
            <text:p>1285000</text:p>
          </table:table-cell>
          <table:table-cell office:value-type="float" office:value="3622000">
            <text:p>3622000</text:p>
          </table:table-cell>
        </table:table-row>
        <table:table-row table:style-name="ro1">
          <table:table-cell office:value-type="string">
            <text:p>UTX</text:p>
          </table:table-cell>
          <table:table-cell office:value-type="float" office:value="799000">
            <text:p>799000</text:p>
          </table:table-cell>
          <table:table-cell office:value-type="float" office:value="899000">
            <text:p>899000</text:p>
          </table:table-cell>
          <table:table-cell office:value-type="float" office:value="1058000">
            <text:p>1058000</text:p>
          </table:table-cell>
          <table:table-cell office:value-type="float" office:value="1073000">
            <text:p>1073000</text:p>
          </table:table-cell>
          <table:table-cell office:value-type="float" office:value="3829000">
            <text:p>3829000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3210000">
            <text:p>3210000</text:p>
          </table:table-cell>
          <table:table-cell office:value-type="float" office:value="-82000">
            <text:p>-82000</text:p>
          </table:table-cell>
          <table:table-cell office:value-type="float" office:value="1176000">
            <text:p>1176000</text:p>
          </table:table-cell>
          <table:table-cell office:value-type="float" office:value="-653000">
            <text:p>-653000</text:p>
          </table:table-cell>
          <table:table-cell office:value-type="float" office:value="3651000">
            <text:p>3651000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float" office:value="3022000">
            <text:p>3022000</text:p>
          </table:table-cell>
          <table:table-cell office:value-type="float" office:value="3666000">
            <text:p>3666000</text:p>
          </table:table-cell>
          <table:table-cell office:value-type="float" office:value="3015000">
            <text:p>3015000</text:p>
          </table:table-cell>
          <table:table-cell office:value-type="float" office:value="4632000">
            <text:p>4632000</text:p>
          </table:table-cell>
          <table:table-cell office:value-type="float" office:value="14335000">
            <text:p>14335000</text:p>
          </table:table-cell>
        </table:table-row>
        <table:table-row table:style-name="ro1">
          <table:table-cell table:style-name="ce5" office:value-type="string">
            <text:p>XOM</text:p>
          </table:table-cell>
          <table:table-cell table:style-name="ce10" office:value-type="float" office:value="4702000">
            <text:p>4702000</text:p>
          </table:table-cell>
          <table:table-cell table:style-name="ce14" office:value-type="float" office:value="3798000">
            <text:p>3798000</text:p>
          </table:table-cell>
          <table:table-cell table:style-name="ce14" office:value-type="float" office:value="4730000">
            <text:p>4730000</text:p>
          </table:table-cell>
          <table:table-cell table:style-name="ce14" office:value-type="float" office:value="6050000">
            <text:p>6050000</text:p>
          </table:table-cell>
          <table:table-cell table:style-name="ce19" office:value-type="float" office:value="19280000">
            <text:p>19280000</text:p>
          </table:table-cell>
        </table:table-row>
      </table:table>
      <table:data-pilot-tables>
        <table:data-pilot-table table:name="DataPilot3" table:application-data="" table:target-range-address="Sheet3.A1:Sheet3.F32" table:buttons="Sheet3.A2 Sheet3.B1" table:grand-total="column">
          <table:database-source-query table:database-name="MySQLODBC" table:query-name="income_query"/>
          <table:data-pilot-field table:source-field-name="data_set_alia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cker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16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Ollie</meta:initial-creator>
    <meta:creation-date>2010-04-14T09:01:11</meta:creation-date>
    <dc:creator>Ollie</dc:creator>
    <dc:date>2010-04-16T16:39:24</dc:date>
    <meta:editing-cycles>3</meta:editing-cycles>
    <meta:editing-duration>PT57M17S</meta:editing-duration>
    <meta:user-defined meta:name="Info 1"/>
    <meta:user-defined meta:name="Info 2"/>
    <meta:user-defined meta:name="Info 3"/>
    <meta:user-defined meta:name="Info 4"/>
    <meta:document-statistic meta:table-count="1" meta:cell-count="188"/>
  </office:meta>
</office:document-meta>
</file>